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mbus Roman" svg:font-family="'Nimbus Roman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e0ecb"/>
    </style:style>
    <style:style style:name="P4" style:family="paragraph" style:parent-style-name="Standard">
      <style:paragraph-properties fo:text-align="justify" style:justify-single-word="false"/>
      <style:text-properties officeooo:paragraph-rsid="00316d71"/>
    </style:style>
    <style:style style:name="P5" style:family="paragraph" style:parent-style-name="Text_20_body">
      <style:paragraph-properties fo:text-align="justify" style:justify-single-word="false"/>
      <style:text-properties officeooo:paragraph-rsid="00316d71"/>
    </style:style>
    <style:style style:name="P6" style:family="paragraph" style:parent-style-name="Text_20_body">
      <style:paragraph-properties fo:text-align="justify" style:justify-single-word="false"/>
      <style:text-properties officeooo:paragraph-rsid="003208c1"/>
    </style:style>
    <style:style style:name="P7" style:family="paragraph" style:parent-style-name="Standard">
      <style:paragraph-properties fo:text-align="justify" style:justify-single-word="false"/>
      <style:text-properties officeooo:paragraph-rsid="003218e9"/>
    </style:style>
    <style:style style:name="P8" style:family="paragraph" style:parent-style-name="Text_20_body">
      <style:paragraph-properties fo:text-align="justify" style:justify-single-word="false"/>
      <style:text-properties officeooo:paragraph-rsid="003218e9"/>
    </style:style>
    <style:style style:name="P9" style:family="paragraph" style:parent-style-name="Standard">
      <style:paragraph-properties fo:text-align="justify" style:justify-single-word="false"/>
      <style:text-properties officeooo:paragraph-rsid="0038ca53"/>
    </style:style>
    <style:style style:name="P10" style:family="paragraph" style:parent-style-name="Text_20_body">
      <style:paragraph-properties fo:text-align="justify" style:justify-single-word="false"/>
      <style:text-properties officeooo:paragraph-rsid="0038ca53"/>
    </style:style>
    <style:style style:name="P11" style:family="paragraph" style:parent-style-name="Text_20_body">
      <style:paragraph-properties fo:text-align="justify" style:justify-single-word="false"/>
      <style:text-properties officeooo:paragraph-rsid="00396ce7"/>
    </style:style>
    <style:style style:name="P12" style:family="paragraph" style:parent-style-name="Standard">
      <style:paragraph-properties fo:text-align="justify" style:justify-single-word="false"/>
      <style:text-properties officeooo:paragraph-rsid="003f6c01"/>
    </style:style>
    <style:style style:name="P13" style:family="paragraph" style:parent-style-name="Text_20_body">
      <style:paragraph-properties fo:text-align="justify" style:justify-single-word="false"/>
      <style:text-properties officeooo:paragraph-rsid="003f6c01"/>
    </style:style>
    <style:style style:name="P14" style:family="paragraph" style:parent-style-name="Standard">
      <style:paragraph-properties fo:text-align="justify" style:justify-single-word="false"/>
      <style:text-properties officeooo:paragraph-rsid="00405f87"/>
    </style:style>
    <style:style style:name="P15" style:family="paragraph" style:parent-style-name="Text_20_body">
      <style:paragraph-properties fo:text-align="justify" style:justify-single-word="false"/>
      <style:text-properties officeooo:paragraph-rsid="00405f87"/>
    </style:style>
    <style:style style:name="P16" style:family="paragraph" style:parent-style-name="Text_20_body">
      <style:paragraph-properties fo:text-align="justify" style:justify-single-word="false"/>
      <style:text-properties officeooo:paragraph-rsid="0041cc18"/>
    </style:style>
    <style:style style:name="P17" style:family="paragraph" style:parent-style-name="Standard">
      <style:paragraph-properties fo:text-align="justify" style:justify-single-word="false"/>
      <style:text-properties officeooo:paragraph-rsid="004596b9"/>
    </style:style>
    <style:style style:name="P18" style:family="paragraph" style:parent-style-name="Text_20_body">
      <style:paragraph-properties fo:text-align="justify" style:justify-single-word="false"/>
      <style:text-properties officeooo:paragraph-rsid="004596b9"/>
    </style:style>
    <style:style style:name="P19" style:family="paragraph" style:parent-style-name="Text_20_body">
      <style:paragraph-properties fo:text-align="justify" style:justify-single-word="false"/>
      <style:text-properties officeooo:paragraph-rsid="00470010"/>
    </style:style>
    <style:style style:name="P20" style:family="paragraph" style:parent-style-name="Standard">
      <style:paragraph-properties fo:text-align="justify" style:justify-single-word="false"/>
      <style:text-properties officeooo:paragraph-rsid="004c6f4a"/>
    </style:style>
    <style:style style:name="P21" style:family="paragraph" style:parent-style-name="Text_20_body">
      <style:paragraph-properties fo:text-align="justify" style:justify-single-word="false"/>
      <style:text-properties officeooo:paragraph-rsid="004c6f4a"/>
    </style:style>
    <style:style style:name="P22" style:family="paragraph" style:parent-style-name="Text_20_body">
      <style:paragraph-properties fo:text-align="justify" style:justify-single-word="false"/>
      <style:text-properties officeooo:paragraph-rsid="0053c8e4"/>
    </style:style>
    <style:style style:name="P23" style:family="paragraph" style:parent-style-name="Standard">
      <style:paragraph-properties fo:text-align="justify" style:justify-single-word="false"/>
      <style:text-properties officeooo:paragraph-rsid="005891b0"/>
    </style:style>
    <style:style style:name="P24" style:family="paragraph" style:parent-style-name="Text_20_body">
      <style:paragraph-properties fo:text-align="justify" style:justify-single-word="false"/>
      <style:text-properties officeooo:paragraph-rsid="005891b0"/>
    </style:style>
    <style:style style:name="P25" style:family="paragraph" style:parent-style-name="Standard">
      <style:paragraph-properties fo:text-align="justify" style:justify-single-word="false"/>
      <style:text-properties officeooo:paragraph-rsid="005d5428"/>
    </style:style>
    <style:style style:name="P26" style:family="paragraph" style:parent-style-name="Text_20_body">
      <style:paragraph-properties fo:text-align="justify" style:justify-single-word="false"/>
      <style:text-properties officeooo:paragraph-rsid="005d5428"/>
    </style:style>
    <style:style style:name="P27" style:family="paragraph" style:parent-style-name="Standard">
      <style:paragraph-properties fo:text-align="justify" style:justify-single-word="false"/>
      <style:text-properties officeooo:paragraph-rsid="006294d2"/>
    </style:style>
    <style:style style:name="P28" style:family="paragraph" style:parent-style-name="Text_20_body">
      <style:paragraph-properties fo:text-align="justify" style:justify-single-word="false"/>
      <style:text-properties officeooo:paragraph-rsid="006294d2"/>
    </style:style>
    <style:style style:name="P29" style:family="paragraph" style:parent-style-name="Standard">
      <style:paragraph-properties fo:text-align="justify" style:justify-single-word="false"/>
      <style:text-properties officeooo:paragraph-rsid="006545b9"/>
    </style:style>
    <style:style style:name="P30" style:family="paragraph" style:parent-style-name="Text_20_body">
      <style:paragraph-properties fo:text-align="justify" style:justify-single-word="false"/>
      <style:text-properties officeooo:paragraph-rsid="006545b9"/>
    </style:style>
    <style:style style:name="P31" style:family="paragraph" style:parent-style-name="Text_20_body">
      <style:paragraph-properties fo:text-align="justify" style:justify-single-word="false"/>
      <style:text-properties officeooo:paragraph-rsid="0067d062"/>
    </style:style>
    <style:style style:name="P32" style:family="paragraph" style:parent-style-name="Text_20_body">
      <style:text-properties officeooo:rsid="000e0ecb" officeooo:paragraph-rsid="000e0ecb"/>
    </style:style>
    <style:style style:name="P33" style:family="paragraph" style:parent-style-name="Text_20_body">
      <style:text-properties officeooo:rsid="000e0ecb" officeooo:paragraph-rsid="00316d71"/>
    </style:style>
    <style:style style:name="P34" style:family="paragraph" style:parent-style-name="Text_20_body">
      <style:text-properties officeooo:rsid="000e0ecb" officeooo:paragraph-rsid="003218e9"/>
    </style:style>
    <style:style style:name="P35" style:family="paragraph" style:parent-style-name="Text_20_body">
      <style:text-properties officeooo:rsid="000e0ecb" officeooo:paragraph-rsid="0038ca53"/>
    </style:style>
    <style:style style:name="P36" style:family="paragraph" style:parent-style-name="Text_20_body">
      <style:text-properties officeooo:rsid="000e0ecb" officeooo:paragraph-rsid="003f6c01"/>
    </style:style>
    <style:style style:name="P37" style:family="paragraph" style:parent-style-name="Text_20_body">
      <style:text-properties officeooo:rsid="000e0ecb" officeooo:paragraph-rsid="00405f87"/>
    </style:style>
    <style:style style:name="P38" style:family="paragraph" style:parent-style-name="Text_20_body">
      <style:text-properties officeooo:rsid="000e0ecb" officeooo:paragraph-rsid="004596b9"/>
    </style:style>
    <style:style style:name="P39" style:family="paragraph" style:parent-style-name="Text_20_body">
      <style:text-properties officeooo:rsid="000e0ecb" officeooo:paragraph-rsid="004c6f4a"/>
    </style:style>
    <style:style style:name="P40" style:family="paragraph" style:parent-style-name="Text_20_body">
      <style:text-properties officeooo:rsid="000e0ecb" officeooo:paragraph-rsid="0053c8e4"/>
    </style:style>
    <style:style style:name="P41" style:family="paragraph" style:parent-style-name="Text_20_body">
      <style:text-properties officeooo:rsid="000e0ecb" officeooo:paragraph-rsid="005891b0"/>
    </style:style>
    <style:style style:name="P42" style:family="paragraph" style:parent-style-name="Text_20_body">
      <style:text-properties officeooo:rsid="000e0ecb" officeooo:paragraph-rsid="005d5428"/>
    </style:style>
    <style:style style:name="P43" style:family="paragraph" style:parent-style-name="Text_20_body">
      <style:text-properties officeooo:rsid="000e0ecb" officeooo:paragraph-rsid="006294d2"/>
    </style:style>
    <style:style style:name="P44" style:family="paragraph" style:parent-style-name="Text_20_body">
      <style:text-properties officeooo:rsid="000e0ecb" officeooo:paragraph-rsid="0067d062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style:paragraph-properties fo:text-align="center" style:justify-single-word="false"/>
      <style:text-properties officeooo:paragraph-rsid="00316d71"/>
    </style:style>
    <style:style style:name="P47" style:family="paragraph" style:parent-style-name="Text_20_body">
      <style:paragraph-properties fo:text-align="center" style:justify-single-word="false"/>
      <style:text-properties officeooo:paragraph-rsid="003218e9"/>
    </style:style>
    <style:style style:name="P48" style:family="paragraph" style:parent-style-name="Text_20_body">
      <style:paragraph-properties fo:text-align="center" style:justify-single-word="false"/>
      <style:text-properties officeooo:paragraph-rsid="0038ca53"/>
    </style:style>
    <style:style style:name="P49" style:family="paragraph" style:parent-style-name="Text_20_body">
      <style:paragraph-properties fo:text-align="center" style:justify-single-word="false"/>
      <style:text-properties officeooo:paragraph-rsid="003f6c01"/>
    </style:style>
    <style:style style:name="P50" style:family="paragraph" style:parent-style-name="Text_20_body">
      <style:paragraph-properties fo:text-align="center" style:justify-single-word="false"/>
      <style:text-properties officeooo:paragraph-rsid="00405f87"/>
    </style:style>
    <style:style style:name="P51" style:family="paragraph" style:parent-style-name="Text_20_body">
      <style:paragraph-properties fo:text-align="center" style:justify-single-word="false"/>
      <style:text-properties officeooo:paragraph-rsid="004596b9"/>
    </style:style>
    <style:style style:name="P52" style:family="paragraph" style:parent-style-name="Text_20_body">
      <style:paragraph-properties fo:text-align="center" style:justify-single-word="false"/>
      <style:text-properties officeooo:paragraph-rsid="004c6f4a"/>
    </style:style>
    <style:style style:name="P53" style:family="paragraph" style:parent-style-name="Text_20_body">
      <style:paragraph-properties fo:text-align="center" style:justify-single-word="false"/>
      <style:text-properties officeooo:paragraph-rsid="0053c8e4"/>
    </style:style>
    <style:style style:name="P54" style:family="paragraph" style:parent-style-name="Text_20_body">
      <style:paragraph-properties fo:text-align="center" style:justify-single-word="false"/>
      <style:text-properties officeooo:paragraph-rsid="005891b0"/>
    </style:style>
    <style:style style:name="P55" style:family="paragraph" style:parent-style-name="Text_20_body">
      <style:paragraph-properties fo:text-align="center" style:justify-single-word="false"/>
      <style:text-properties officeooo:paragraph-rsid="005d5428"/>
    </style:style>
    <style:style style:name="P56" style:family="paragraph" style:parent-style-name="Text_20_body">
      <style:paragraph-properties fo:text-align="center" style:justify-single-word="false"/>
      <style:text-properties officeooo:paragraph-rsid="006294d2"/>
    </style:style>
    <style:style style:name="P57" style:family="paragraph" style:parent-style-name="Text_20_body">
      <style:paragraph-properties fo:text-align="center" style:justify-single-word="false"/>
      <style:text-properties officeooo:paragraph-rsid="006545b9"/>
    </style:style>
    <style:style style:name="P58" style:family="paragraph" style:parent-style-name="Text_20_body">
      <style:text-properties officeooo:paragraph-rsid="001e1f41"/>
    </style:style>
    <style:style style:name="P59" style:family="paragraph" style:parent-style-name="Standard">
      <style:text-properties officeooo:paragraph-rsid="00316d71"/>
    </style:style>
    <style:style style:name="P60" style:family="paragraph" style:parent-style-name="Text_20_body">
      <style:text-properties officeooo:paragraph-rsid="00316d71"/>
    </style:style>
    <style:style style:name="P61" style:family="paragraph" style:parent-style-name="Standard">
      <style:text-properties officeooo:paragraph-rsid="003218e9"/>
    </style:style>
    <style:style style:name="P62" style:family="paragraph" style:parent-style-name="Text_20_body">
      <style:text-properties officeooo:paragraph-rsid="003218e9"/>
    </style:style>
    <style:style style:name="P63" style:family="paragraph" style:parent-style-name="Standard">
      <style:text-properties officeooo:paragraph-rsid="0038ca53"/>
    </style:style>
    <style:style style:name="P64" style:family="paragraph" style:parent-style-name="Text_20_body">
      <style:text-properties officeooo:paragraph-rsid="0038ca53"/>
    </style:style>
    <style:style style:name="P65" style:family="paragraph" style:parent-style-name="Standard">
      <style:text-properties officeooo:paragraph-rsid="003f6c01"/>
    </style:style>
    <style:style style:name="P66" style:family="paragraph" style:parent-style-name="Text_20_body">
      <style:text-properties officeooo:paragraph-rsid="003f6c01"/>
    </style:style>
    <style:style style:name="P67" style:family="paragraph" style:parent-style-name="Standard">
      <style:text-properties officeooo:paragraph-rsid="00405f87"/>
    </style:style>
    <style:style style:name="P68" style:family="paragraph" style:parent-style-name="Text_20_body">
      <style:text-properties officeooo:paragraph-rsid="00405f87"/>
    </style:style>
    <style:style style:name="P69" style:family="paragraph" style:parent-style-name="Standard">
      <style:text-properties officeooo:paragraph-rsid="004596b9"/>
    </style:style>
    <style:style style:name="P70" style:family="paragraph" style:parent-style-name="Text_20_body">
      <style:text-properties officeooo:paragraph-rsid="004596b9"/>
    </style:style>
    <style:style style:name="P71" style:family="paragraph" style:parent-style-name="Standard">
      <style:text-properties officeooo:paragraph-rsid="004c6f4a"/>
    </style:style>
    <style:style style:name="P72" style:family="paragraph" style:parent-style-name="Text_20_body">
      <style:text-properties officeooo:paragraph-rsid="004c6f4a"/>
    </style:style>
    <style:style style:name="P73" style:family="paragraph" style:parent-style-name="Standard">
      <style:text-properties officeooo:paragraph-rsid="0053c8e4"/>
    </style:style>
    <style:style style:name="P74" style:family="paragraph" style:parent-style-name="Text_20_body">
      <style:text-properties officeooo:paragraph-rsid="0053c8e4"/>
    </style:style>
    <style:style style:name="P75" style:family="paragraph" style:parent-style-name="Standard">
      <style:text-properties officeooo:paragraph-rsid="005891b0"/>
    </style:style>
    <style:style style:name="P76" style:family="paragraph" style:parent-style-name="Text_20_body">
      <style:text-properties officeooo:paragraph-rsid="005891b0"/>
    </style:style>
    <style:style style:name="P77" style:family="paragraph" style:parent-style-name="Standard">
      <style:text-properties officeooo:paragraph-rsid="005d5428"/>
    </style:style>
    <style:style style:name="P78" style:family="paragraph" style:parent-style-name="Text_20_body">
      <style:text-properties officeooo:paragraph-rsid="005d5428"/>
    </style:style>
    <style:style style:name="P79" style:family="paragraph" style:parent-style-name="Standard">
      <style:text-properties officeooo:paragraph-rsid="006294d2"/>
    </style:style>
    <style:style style:name="P80" style:family="paragraph" style:parent-style-name="Text_20_body">
      <style:text-properties officeooo:paragraph-rsid="006294d2"/>
    </style:style>
    <style:style style:name="P81" style:family="paragraph" style:parent-style-name="Standard">
      <style:text-properties officeooo:paragraph-rsid="006545b9"/>
    </style:style>
    <style:style style:name="P82" style:family="paragraph" style:parent-style-name="Text_20_body">
      <style:text-properties officeooo:paragraph-rsid="006545b9"/>
    </style:style>
    <style:style style:name="P83" style:family="paragraph" style:parent-style-name="Standard">
      <style:text-properties officeooo:paragraph-rsid="0067d062"/>
    </style:style>
    <style:style style:name="P84" style:family="paragraph" style:parent-style-name="Text_20_body" style:list-style-name="L1">
      <style:paragraph-properties fo:text-align="justify" style:justify-single-word="false"/>
      <style:text-properties officeooo:paragraph-rsid="0053c8e4"/>
    </style:style>
    <style:style style:name="P85" style:family="paragraph" style:parent-style-name="Text_20_body" style:list-style-name="L1">
      <style:paragraph-properties fo:text-align="justify" style:justify-single-word="false"/>
      <style:text-properties officeooo:paragraph-rsid="004c6f4a"/>
    </style:style>
    <style:style style:name="P86" style:family="paragraph" style:parent-style-name="Text_20_body" style:list-style-name="L1">
      <style:paragraph-properties fo:text-align="justify" style:justify-single-word="false"/>
    </style:style>
    <style:style style:name="P87" style:family="paragraph" style:parent-style-name="Text_20_body" style:list-style-name="L1">
      <style:paragraph-properties fo:text-align="justify" style:justify-single-word="false"/>
      <style:text-properties officeooo:paragraph-rsid="00316d71"/>
    </style:style>
    <style:style style:name="P88" style:family="paragraph" style:parent-style-name="Text_20_body" style:list-style-name="L1">
      <style:paragraph-properties fo:text-align="justify" style:justify-single-word="false"/>
      <style:text-properties officeooo:paragraph-rsid="003218e9"/>
    </style:style>
    <style:style style:name="P89" style:family="paragraph" style:parent-style-name="Text_20_body" style:list-style-name="L1">
      <style:paragraph-properties fo:text-align="justify" style:justify-single-word="false"/>
      <style:text-properties officeooo:paragraph-rsid="0038ca53"/>
    </style:style>
    <style:style style:name="P90" style:family="paragraph" style:parent-style-name="Text_20_body" style:list-style-name="L1">
      <style:paragraph-properties fo:text-align="justify" style:justify-single-word="false"/>
      <style:text-properties officeooo:paragraph-rsid="003f6c01"/>
    </style:style>
    <style:style style:name="P91" style:family="paragraph" style:parent-style-name="Text_20_body" style:list-style-name="L1">
      <style:paragraph-properties fo:text-align="justify" style:justify-single-word="false"/>
      <style:text-properties officeooo:paragraph-rsid="00405f87"/>
    </style:style>
    <style:style style:name="P92" style:family="paragraph" style:parent-style-name="Text_20_body" style:list-style-name="L1">
      <style:paragraph-properties fo:text-align="justify" style:justify-single-word="false"/>
      <style:text-properties officeooo:paragraph-rsid="004596b9"/>
    </style:style>
    <style:style style:name="P93" style:family="paragraph" style:parent-style-name="Text_20_body" style:list-style-name="L1">
      <style:paragraph-properties fo:text-align="justify" style:justify-single-word="false"/>
      <style:text-properties officeooo:paragraph-rsid="005891b0"/>
    </style:style>
    <style:style style:name="P94" style:family="paragraph" style:parent-style-name="Text_20_body" style:list-style-name="L1">
      <style:paragraph-properties fo:text-align="justify" style:justify-single-word="false"/>
      <style:text-properties officeooo:paragraph-rsid="005d5428"/>
    </style:style>
    <style:style style:name="P95" style:family="paragraph" style:parent-style-name="Text_20_body" style:list-style-name="L1">
      <style:paragraph-properties fo:text-align="justify" style:justify-single-word="false"/>
      <style:text-properties officeooo:paragraph-rsid="006294d2"/>
    </style:style>
    <style:style style:name="P96" style:family="paragraph" style:parent-style-name="Text_20_body" style:list-style-name="L1">
      <style:paragraph-properties fo:text-align="justify" style:justify-single-word="false"/>
      <style:text-properties officeooo:paragraph-rsid="006545b9"/>
    </style:style>
    <style:style style:name="T1" style:family="text">
      <style:text-properties officeooo:rsid="000c38a1"/>
    </style:style>
    <style:style style:name="T2" style:family="text">
      <style:text-properties style:text-position="super 58%" fo:font-weight="bold" officeooo:rsid="000c38a1" style:font-weight-asian="bold" style:font-weight-complex="bold"/>
    </style:style>
    <style:style style:name="T3" style:family="text">
      <style:text-properties style:text-position="super 58%" fo:font-weight="bold" officeooo:rsid="0038ca53" style:font-weight-asian="bold" style:font-weight-complex="bold"/>
    </style:style>
    <style:style style:name="T4" style:family="text">
      <style:text-properties style:text-position="super 58%" fo:font-weight="bold" officeooo:rsid="003f6c01" style:font-weight-asian="bold" style:font-weight-complex="bold"/>
    </style:style>
    <style:style style:name="T5" style:family="text">
      <style:text-properties style:text-position="super 58%" fo:font-weight="bold" officeooo:rsid="00405f87" style:font-weight-asian="bold" style:font-weight-complex="bold"/>
    </style:style>
    <style:style style:name="T6" style:family="text">
      <style:text-properties style:text-position="super 58%" fo:font-weight="bold" officeooo:rsid="004c6f4a" style:font-weight-asian="bold" style:font-weight-complex="bold"/>
    </style:style>
    <style:style style:name="T7" style:family="text">
      <style:text-properties style:text-position="super 58%" fo:font-weight="bold" officeooo:rsid="004e15ae" style:font-weight-asian="bold" style:font-weight-complex="bold"/>
    </style:style>
    <style:style style:name="T8" style:family="text">
      <style:text-properties style:text-position="super 58%" fo:font-weight="bold" officeooo:rsid="00582b6d" style:font-weight-asian="bold" style:font-weight-complex="bold"/>
    </style:style>
    <style:style style:name="T9" style:family="text">
      <style:text-properties style:text-position="super 58%" fo:font-weight="bold" officeooo:rsid="005eda7a" style:font-weight-asian="bold" style:font-weight-complex="bold"/>
    </style:style>
    <style:style style:name="T10" style:family="text">
      <style:text-properties style:text-position="super 58%" fo:font-weight="bold" officeooo:rsid="0067d062" style:font-weight-asian="bold" style:font-weight-complex="bold"/>
    </style:style>
    <style:style style:name="T11" style:family="text">
      <style:text-properties style:text-position="super 58%" fo:font-weight="bold" officeooo:rsid="0069b3b8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c38a1" style:font-weight-asian="bold" style:font-weight-complex="bold"/>
    </style:style>
    <style:style style:name="T14" style:family="text">
      <style:text-properties fo:font-weight="bold" officeooo:rsid="000e0ecb" style:font-weight-asian="bold" style:font-weight-complex="bold"/>
    </style:style>
    <style:style style:name="T15" style:family="text">
      <style:text-properties fo:font-weight="bold" officeooo:rsid="00316d71" style:font-weight-asian="bold" style:font-weight-complex="bold"/>
    </style:style>
    <style:style style:name="T16" style:family="text">
      <style:text-properties fo:font-weight="bold" officeooo:rsid="003218e9" style:font-weight-asian="bold" style:font-weight-complex="bold"/>
    </style:style>
    <style:style style:name="T17" style:family="text">
      <style:text-properties fo:font-weight="bold" officeooo:rsid="0038ca53" style:font-weight-asian="bold" style:font-weight-complex="bold"/>
    </style:style>
    <style:style style:name="T18" style:family="text">
      <style:text-properties fo:font-weight="bold" officeooo:rsid="003f6c01" style:font-weight-asian="bold" style:font-weight-complex="bold"/>
    </style:style>
    <style:style style:name="T19" style:family="text">
      <style:text-properties fo:font-weight="bold" officeooo:rsid="00405f87" style:font-weight-asian="bold" style:font-weight-complex="bold"/>
    </style:style>
    <style:style style:name="T20" style:family="text">
      <style:text-properties fo:font-weight="bold" officeooo:rsid="004596b9" style:font-weight-asian="bold" style:font-weight-complex="bold"/>
    </style:style>
    <style:style style:name="T21" style:family="text">
      <style:text-properties fo:font-weight="bold" officeooo:rsid="004c6f4a" style:font-weight-asian="bold" style:font-weight-complex="bold"/>
    </style:style>
    <style:style style:name="T22" style:family="text">
      <style:text-properties fo:font-weight="bold" officeooo:rsid="004e15ae" style:font-weight-asian="bold" style:font-weight-complex="bold"/>
    </style:style>
    <style:style style:name="T23" style:family="text">
      <style:text-properties fo:font-weight="bold" officeooo:rsid="0053c8e4" style:font-weight-asian="bold" style:font-weight-complex="bold"/>
    </style:style>
    <style:style style:name="T24" style:family="text">
      <style:text-properties fo:font-weight="bold" officeooo:rsid="00582b6d" style:font-weight-asian="bold" style:font-weight-complex="bold"/>
    </style:style>
    <style:style style:name="T25" style:family="text">
      <style:text-properties fo:font-weight="bold" officeooo:rsid="005891b0" style:font-weight-asian="bold" style:font-weight-complex="bold"/>
    </style:style>
    <style:style style:name="T26" style:family="text">
      <style:text-properties fo:font-weight="bold" officeooo:rsid="005afefb" style:font-weight-asian="bold" style:font-weight-complex="bold"/>
    </style:style>
    <style:style style:name="T27" style:family="text">
      <style:text-properties fo:font-weight="bold" officeooo:rsid="005d5428" style:font-weight-asian="bold" style:font-weight-complex="bold"/>
    </style:style>
    <style:style style:name="T28" style:family="text">
      <style:text-properties fo:font-weight="bold" officeooo:rsid="005eda7a" style:font-weight-asian="bold" style:font-weight-complex="bold"/>
    </style:style>
    <style:style style:name="T29" style:family="text">
      <style:text-properties fo:font-weight="bold" officeooo:rsid="006294d2" style:font-weight-asian="bold" style:font-weight-complex="bold"/>
    </style:style>
    <style:style style:name="T30" style:family="text">
      <style:text-properties fo:font-weight="bold" officeooo:rsid="0067d062" style:font-weight-asian="bold" style:font-weight-complex="bold"/>
    </style:style>
    <style:style style:name="T31" style:family="text">
      <style:text-properties fo:font-weight="bold" officeooo:rsid="0069b3b8" style:font-weight-asian="bold" style:font-weight-complex="bold"/>
    </style:style>
    <style:style style:name="T32" style:family="text">
      <style:text-properties fo:font-weight="bold" style:font-weight-asian="bold" style:font-name-complex="Arial" style:font-weight-complex="bold"/>
    </style:style>
    <style:style style:name="T33" style:family="text">
      <style:text-properties fo:font-weight="bold" officeooo:rsid="003f6c01" style:font-weight-asian="bold" style:font-name-complex="Arial" style:font-weight-complex="bold"/>
    </style:style>
    <style:style style:name="T34" style:family="text">
      <style:text-properties fo:font-weight="bold" officeooo:rsid="00405f87" style:font-weight-asian="bold" style:font-name-complex="Arial" style:font-weight-complex="bold"/>
    </style:style>
    <style:style style:name="T35" style:family="text">
      <style:text-properties fo:font-weight="bold" officeooo:rsid="00582b6d" style:font-weight-asian="bold" style:font-name-complex="Arial" style:font-weight-complex="bold"/>
    </style:style>
    <style:style style:name="T36" style:family="text">
      <style:text-properties fo:font-weight="bold" officeooo:rsid="006294d2" style:font-weight-asian="bold" style:font-name-complex="Arial" style:font-weight-complex="bold"/>
    </style:style>
    <style:style style:name="T37" style:family="text">
      <style:text-properties officeooo:rsid="000e0ecb"/>
    </style:style>
    <style:style style:name="T38" style:family="text">
      <style:text-properties style:font-name-complex="Arial"/>
    </style:style>
    <style:style style:name="T39" style:family="text">
      <style:text-properties officeooo:rsid="000c38a1" style:font-name-complex="Arial"/>
    </style:style>
    <style:style style:name="T40" style:family="text">
      <style:text-properties officeooo:rsid="000e0ecb" style:font-name-complex="Arial"/>
    </style:style>
    <style:style style:name="T41" style:family="text">
      <style:text-properties officeooo:rsid="004596b9" style:font-name-complex="Arial"/>
    </style:style>
    <style:style style:name="T42" style:family="text">
      <style:text-properties officeooo:rsid="004c6f4a" style:font-name-complex="Arial"/>
    </style:style>
    <style:style style:name="T43" style:family="text">
      <style:text-properties officeooo:rsid="005891b0" style:font-name-complex="Arial"/>
    </style:style>
    <style:style style:name="T44" style:family="text">
      <style:text-properties officeooo:rsid="005d5428" style:font-name-complex="Arial"/>
    </style:style>
    <style:style style:name="T45" style:family="text">
      <style:text-properties officeooo:rsid="001e1f41"/>
    </style:style>
    <style:style style:name="T46" style:family="text">
      <style:text-properties officeooo:rsid="00316d71"/>
    </style:style>
    <style:style style:name="T47" style:family="text">
      <style:text-properties officeooo:rsid="003218e9"/>
    </style:style>
    <style:style style:name="T48" style:family="text">
      <style:text-properties officeooo:rsid="003c2cf1"/>
    </style:style>
    <style:style style:name="T49" style:family="text">
      <style:text-properties officeooo:rsid="003f6c01"/>
    </style:style>
    <style:style style:name="T50" style:family="text">
      <style:text-properties fo:font-weight="normal" officeooo:rsid="003f6c01" style:font-weight-asian="normal" style:font-name-complex="Arial" style:font-weight-complex="normal"/>
    </style:style>
    <style:style style:name="T51" style:family="text">
      <style:text-properties fo:font-weight="normal" officeooo:rsid="00582b6d" style:font-weight-asian="normal" style:font-name-complex="Arial" style:font-weight-complex="normal"/>
    </style:style>
    <style:style style:name="T52" style:family="text">
      <style:text-properties fo:font-weight="normal" officeooo:rsid="006294d2" style:font-weight-asian="normal" style:font-name-complex="Arial" style:font-weight-complex="normal"/>
    </style:style>
    <style:style style:name="T53" style:family="text">
      <style:text-properties fo:font-weight="normal" officeooo:rsid="004596b9" style:font-weight-asian="normal" style:font-weight-complex="normal"/>
    </style:style>
    <style:style style:name="T54" style:family="text">
      <style:text-properties fo:font-weight="normal" officeooo:rsid="006294d2" style:font-weight-asian="normal" style:font-weight-complex="normal"/>
    </style:style>
    <style:style style:name="T55" style:family="text">
      <style:text-properties fo:font-weight="normal" officeooo:rsid="0053c8e4" style:font-weight-asian="normal" style:font-weight-complex="normal"/>
    </style:style>
    <style:style style:name="T56" style:family="text">
      <style:text-properties fo:font-weight="normal" officeooo:rsid="0069b3b8" style:font-weight-asian="normal" style:font-weight-complex="normal"/>
    </style:style>
    <style:style style:name="T57" style:family="text">
      <style:text-properties officeooo:rsid="00405f87"/>
    </style:style>
    <style:style style:name="T58" style:family="text">
      <style:text-properties officeooo:rsid="0041cc18"/>
    </style:style>
    <style:style style:name="T59" style:family="text">
      <style:text-properties officeooo:rsid="004596b9"/>
    </style:style>
    <style:style style:name="T60" style:family="text">
      <style:text-properties officeooo:rsid="004c6f4a"/>
    </style:style>
    <style:style style:name="T61" style:family="text">
      <style:text-properties officeooo:rsid="004e15ae"/>
    </style:style>
    <style:style style:name="T62" style:family="text">
      <style:text-properties officeooo:rsid="004f1a6f"/>
    </style:style>
    <style:style style:name="T63" style:family="text">
      <style:text-properties officeooo:rsid="0053c8e4"/>
    </style:style>
    <style:style style:name="T64" style:family="text">
      <style:text-properties officeooo:rsid="00582b6d"/>
    </style:style>
    <style:style style:name="T65" style:family="text">
      <style:text-properties officeooo:rsid="005891b0"/>
    </style:style>
    <style:style style:name="T66" style:family="text">
      <style:text-properties officeooo:rsid="005eda7a"/>
    </style:style>
    <style:style style:name="T67" style:family="text">
      <style:text-properties officeooo:rsid="006294d2"/>
    </style:style>
    <style:style style:name="T68" style:family="text">
      <style:text-properties officeooo:rsid="0067d062"/>
    </style:style>
    <style:style style:name="T69" style:family="text">
      <style:text-properties fo:color="#000000" loext:opacity="100%" style:font-name="Liberation Serif" fo:font-size="10pt" fo:font-weight="bold" officeooo:rsid="006545b9" style:font-size-asian="10pt" style:font-weight-asian="bold" style:font-name-complex="Arial" style:font-size-complex="10pt" style:font-weight-complex="bold"/>
    </style:style>
    <style:style style:name="T70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T71" style:family="text">
      <style:text-properties fo:color="#000000" loext:opacity="100%" style:font-name="Liberation Serif" fo:font-size="12pt" fo:font-weight="bold" officeooo:rsid="006545b9" style:font-size-asian="12pt" style:font-weight-asian="bold" style:font-name-complex="Arial" style:font-size-complex="12pt" style:font-weight-complex="bold"/>
    </style:style>
    <style:style style:name="T72" style:family="text">
      <style:text-properties style:font-name="Times New Roman" fo:font-size="10pt" fo:language="en" fo:country="GB" fo:font-weight="bold" officeooo:rsid="006294d2" style:font-size-asian="10pt" style:font-weight-asian="bold" style:font-name-complex="Times New Roman1" style:font-size-complex="10pt" style:font-weight-complex="bold"/>
    </style:style>
    <style:style style:name="T73" style:family="text">
      <style:text-properties officeooo:rsid="0069b3b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73"/>
      <text:p text:style-name="P73"><text:tab/><text:tab/><text:tab/><text:tab/><text:tab/><text:tab/><text:tab/><text:tab/><text:tab/><text:tab/><text:span text:style-name="T37">Date : </text:span><text:span text:style-name="T73">01</text:span><text:span text:style-name="T37">.</text:span><text:span text:style-name="T73">12</text:span><text:span text:style-name="T37">.202</text:span><text:span text:style-name="T64">5</text:span></text:p>
      <text:p text:style-name="P53"><text:span text:style-name="Strong_20_Emphasis">UNDERTAKING</text:span></text:p>
      <text:p text:style-name="P22">This Undertaking is made and entered into on<text:span text:style-name="T12"> </text:span><text:span text:style-name="T31">1</text:span><text:span text:style-name="T11">st</text:span><text:span text:style-name="T31"> Dec</text:span><text:span text:style-name="T23"> </text:span><text:span text:style-name="T13">202</text:span><text:span text:style-name="T24">5</text:span><text:span text:style-name="T12">,</text:span> by and between <text:span text:style-name="T56">Preeti D/O Chendra Pal singh, Modinagar Dist Ghaziabad, UP-201204</text:span><text:span text:style-name="T38"> </text:span>hereinafter referred to as the "Employee," and “<text:span text:style-name="T31">IT Break Com Pvt. Ltd. </text:span><text:span text:style-name="T1">”</text:span> a having its registered office at <text:span text:style-name="T73">A- 118 Level 1-B Sector 63 Noida 201301</text:span>, hereinafter referred to as the "Company."</text:p>
      <text:p text:style-name="P22"><text:span text:style-name="Strong_20_Emphasis">WHEREAS</text:span>, the Employee <text:span text:style-name="T1">was</text:span> employed by the Company in the position of <text:span text:style-name="T31">Web Developer</text:span><text:span text:style-name="T12">;</text:span></text:p>
      <text:p text:style-name="P22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2"><text:span text:style-name="Strong_20_Emphasis">NOW, THEREFORE</text:span>, in consideration of the employment and the mutual covenants contained herein, the Employee agrees to the following:</text:p>
      <text:p text:style-name="P22"><text:span text:style-name="Strong_20_Emphasis"><text:span text:style-name="T58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4145493396" text:style-name="L1">
        <text:list-header>
          <text:p text:style-name="P84"><text:span text:style-name="Strong_20_Emphasis"><text:span text:style-name="T58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84"><text:span text:style-name="Strong_20_Emphasis"><text:span text:style-name="T58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22"><text:span text:style-name="Strong_20_Emphasis">DAMAGES CLAUSE</text:span></text:p>
      <text:p text:style-name="P74">In the event of a breach of any of the above terms and conditions, the Employee agrees to pay a sum of Rs. 10 Lakh (Rupees Ten Lakh only) to the Company as liquidated damages, <text:span text:style-name="T45">as a compensation</text:span>.</text:p>
      <text:p text:style-name="P22"><text:span text:style-name="Strong_20_Emphasis">GOVERNING LAW</text:span></text:p>
      <text:p text:style-name="P22">This Undertaking shall be governed by and construed in accordance with the laws of <text:span text:style-name="T37">Delhi High Court </text:span>Jurisdiction.</text:p>
      <text:p text:style-name="P22"><text:span text:style-name="Strong_20_Emphasis">IN WITNESS WHEREOF</text:span>, the Employee has executed this Undertaking as of the date first above written.</text:p>
      <text:p text:style-name="P22"/>
      <text:p text:style-name="P40">(<text:span text:style-name="T73">Preeti</text:span><text:span text:style-name="T63">)</text:span></text:p>
      <text:p text:style-name="P40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1"/>
      <text:p text:style-name="P71"><text:tab/><text:tab/><text:tab/><text:tab/><text:tab/><text:tab/><text:tab/><text:tab/><text:tab/><text:tab/><text:span text:style-name="T37">Date : </text:span><text:span text:style-name="T60">31</text:span><text:span text:style-name="T37">.</text:span><text:span text:style-name="T49">0</text:span><text:span text:style-name="T57">5</text:span><text:span text:style-name="T37">.202</text:span><text:span text:style-name="T49">4</text:span></text:p>
      <text:p text:style-name="P20"/>
      <text:p text:style-name="P52"><text:span text:style-name="Strong_20_Emphasis">UNDERTAKING</text:span></text:p>
      <text:p text:style-name="P21">This Undertaking is made and entered into on<text:span text:style-name="T12"> </text:span><text:span text:style-name="T21">31</text:span><text:span text:style-name="T6">st</text:span><text:span text:style-name="T21"> </text:span><text:span text:style-name="T19">May </text:span><text:span text:style-name="T13">202</text:span><text:span text:style-name="T18">4</text:span><text:span text:style-name="T12">,</text:span> by and between <text:span text:style-name="T13">Ms. </text:span><text:span text:style-name="T21">Vineet Kumar Singh </text:span><text:span text:style-name="T53">S</text:span><text:span text:style-name="T20">/</text:span><text:span text:style-name="T38">D/o </text:span><text:span text:style-name="T42">Lal Babu Singh</text:span><text:span text:style-name="T38">, Flat No. 201 Majestic Kali Appt., <text:s/>Ashok Nagar Road No. 3, Kankarbagh, Patna – 800020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21"><text:span text:style-name="Strong_20_Emphasis">WHEREAS</text:span>, the Employee <text:span text:style-name="T1">was</text:span> employed by the Company in the position of <text:span text:style-name="T21">Manager Marketing</text:span><text:span text:style-name="T12">;</text:span></text:p>
      <text:p text:style-name="P21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1"><text:span text:style-name="Strong_20_Emphasis">NOW, THEREFORE</text:span>, in consideration of the employment and the mutual covenants contained herein, the Employee agrees to the following:</text:p>
      <text:p text:style-name="P21"><text:span text:style-name="Strong_20_Emphasis"><text:span text:style-name="T58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64312455773254" text:continue-numbering="true" text:style-name="L1">
        <text:list-header>
          <text:p text:style-name="P85"><text:span text:style-name="Strong_20_Emphasis"><text:span text:style-name="T58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85"><text:span text:style-name="Strong_20_Emphasis"><text:span text:style-name="T58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21"><text:span text:style-name="Strong_20_Emphasis">DAMAGES CLAUSE</text:span></text:p>
      <text:p text:style-name="P72">In the event of a breach of any of the above terms and conditions, the Employee agrees to pay a sum of Rs. 10 Lakh (Rupees Ten Lakh only) to the Company as liquidated damages, <text:span text:style-name="T45">as a compensation</text:span>.</text:p>
      <text:p text:style-name="P21"><text:span text:style-name="Strong_20_Emphasis">GOVERNING LAW</text:span></text:p>
      <text:p text:style-name="P21">This Undertaking shall be governed by and construed in accordance with the laws of <text:span text:style-name="T37">Delhi High Court </text:span>Jurisdiction.</text:p>
      <text:p text:style-name="P21"><text:span text:style-name="Strong_20_Emphasis">IN WITNESS WHEREOF</text:span>, the Employee has executed this Undertaking as of the date first above written.</text:p>
      <text:p text:style-name="P21"/>
      <text:p text:style-name="P39">(<text:span text:style-name="T60">VINEET KUMAR </text:span><text:span text:style-name="T59">SINGH</text:span>)</text:p>
      <text:p text:style-name="P39"/>
      <text:p text:style-name="Standard"/>
      <text:p text:style-name="Standard"/>
      <text:p text:style-name="Standard"><text:soft-page-break/></text:p>
      <text:p text:style-name="Standard"><text:tab/><text:tab/><text:tab/><text:tab/><text:tab/><text:tab/><text:tab/><text:tab/><text:tab/><text:tab/><text:span text:style-name="T37">Date : </text:span><text:span text:style-name="T61">17</text:span><text:span text:style-name="T37">.</text:span><text:span text:style-name="T61">07</text:span><text:span text:style-name="T37">.202</text:span><text:span text:style-name="T61">4</text:span></text:p>
      <text:p text:style-name="P1"/>
      <text:p text:style-name="P45"><text:span text:style-name="Strong_20_Emphasis">UNDERTAKING</text:span></text:p>
      <text:p text:style-name="P45"><text:span text:style-name="Strong_20_Emphasis"/></text:p>
      <text:p text:style-name="P3">This Undertaking is made and entered into on <text:span text:style-name="T61">17</text:span><text:span text:style-name="T7">th</text:span><text:span text:style-name="T22"> July </text:span><text:span text:style-name="T13">202</text:span><text:span text:style-name="T22">4</text:span><text:span text:style-name="T12">,</text:span> by and between <text:span text:style-name="T13">Ms. </text:span><text:span text:style-name="T22">Aashi Varshney </text:span><text:span text:style-name="T14">D/o Sh. </text:span><text:span text:style-name="T22">Gopal Varshney,</text:span><text:span text:style-name="T1"> R/o </text:span><text:span text:style-name="T61">Mayur Vihar, Delhi - 110091</text:span><text:span text:style-name="T40">,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2"><text:span text:style-name="Strong_20_Emphasis">WHEREAS</text:span>, the Employee <text:span text:style-name="T1">was</text:span> employed by the Company in the position of<text:span text:style-name="T12"> </text:span><text:span text:style-name="T22">Associate </text:span><text:span text:style-name="T13">Editor</text:span>;</text:p>
      <text:p text:style-name="P2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"><text:span text:style-name="Strong_20_Emphasis">NOW, THEREFORE</text:span>, in consideration of the employment and the mutual covenants contained herein, the Employee agrees to the following:</text:p>
      <text:list xml:id="list164312696603127" text:continue-numbering="true" text:style-name="L1">
        <text:list-item>
          <text:p text:style-name="P86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86"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86"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item>
      </text:list>
      <text:p text:style-name="P2"><text:span text:style-name="Strong_20_Emphasis">DAMAGES CLAUSE</text:span></text:p>
      <text:p text:style-name="P58">In the event of a breach of any of the above terms and conditions, the Employee agrees to pay a sum of Rs. 10 Lakh (Rupees Ten Lakh only) to the Company as liquidated damages, <text:span text:style-name="T45">as a compensation</text:span>.</text:p>
      <text:p text:style-name="P2"><text:span text:style-name="Strong_20_Emphasis">GOVERNING LAW</text:span></text:p>
      <text:p text:style-name="P2">This Undertaking shall be governed by and construed in accordance with the laws of <text:span text:style-name="T37">Delhi High Court </text:span>Jurisdiction.</text:p>
      <text:p text:style-name="P2"><text:span text:style-name="Strong_20_Emphasis">IN WITNESS WHEREOF</text:span>, the Employee has executed this Undertaking as of the date first above written.</text:p>
      <text:p text:style-name="P2"/>
      <text:p text:style-name="P32">(<text:span text:style-name="T62">AASHI VARSHNEY</text:span>)</text:p>
      <text:p text:style-name="P32"/>
      <text:p text:style-name="P32"/>
      <text:p text:style-name="P59"/>
      <text:p text:style-name="P59"><text:soft-page-break/><text:tab/><text:tab/><text:tab/><text:tab/><text:tab/><text:tab/><text:tab/><text:tab/><text:tab/><text:tab/><text:span text:style-name="T37">Date : 22.12.2023</text:span></text:p>
      <text:p text:style-name="P4"/>
      <text:p text:style-name="P46"><text:span text:style-name="Strong_20_Emphasis">UNDERTAKING</text:span></text:p>
      <text:p text:style-name="P46"><text:span text:style-name="Strong_20_Emphasis"/></text:p>
      <text:p text:style-name="P6">This Undertaking is made and entered into on <text:span text:style-name="T13">22</text:span><text:span text:style-name="T2">nd</text:span><text:span text:style-name="T13"> December 2023</text:span><text:span text:style-name="T12">,</text:span> by and between <text:span text:style-name="T13">Ms. </text:span><text:span text:style-name="T15">Vaishali Rautela </text:span><text:span text:style-name="T1"><text:s/>R/o H.No. B-252, Uttranchal Vihar (Loni), </text:span><text:span text:style-name="T37">Ghaziabad, Uttar Pradesh - <text:s/>201102</text:span><text:span text:style-name="T40">, </text:span>hereinafter referred to as the "Employee," and “<text:span text:style-name="T13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5"><text:span text:style-name="Strong_20_Emphasis">WHEREAS</text:span>, the Employee <text:span text:style-name="T1">was</text:span> employed by the Company in the position of <text:span text:style-name="T15">Editorial Assistant</text:span>;</text:p>
      <text:p text:style-name="P5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5"><text:span text:style-name="Strong_20_Emphasis">NOW, THEREFORE</text:span>, in consideration of the employment and the mutual covenants contained herein, the Employee agrees to the following:</text:p>
      <text:list xml:id="list164312226318458" text:continue-numbering="true" text:style-name="L1">
        <text:list-item>
          <text:p text:style-name="P87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87"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87"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item>
      </text:list>
      <text:p text:style-name="P5"><text:span text:style-name="Strong_20_Emphasis">DAMAGES CLAUSE</text:span></text:p>
      <text:p text:style-name="P60">In the event of a breach of any of the above terms and conditions, the Employee agrees to pay a sum of Rs. 10 Lakh (Rupees Ten Lakh only) to the Company as liquidated damages, <text:span text:style-name="T45">as a compensation</text:span>.</text:p>
      <text:p text:style-name="P5"><text:span text:style-name="Strong_20_Emphasis">GOVERNING LAW</text:span></text:p>
      <text:p text:style-name="P5">This Undertaking shall be governed by and construed in accordance with the laws of <text:span text:style-name="T37">Delhi High Court </text:span>Jurisdiction.</text:p>
      <text:p text:style-name="P5"><text:span text:style-name="Strong_20_Emphasis">IN WITNESS WHEREOF</text:span>, the Employee has executed this Undertaking as of the date first above written.</text:p>
      <text:p text:style-name="P5"/>
      <text:p text:style-name="P33">(<text:span text:style-name="T46">VAISHALI RAUTELA</text:span>)</text:p>
      <text:p text:style-name="P33"/>
      <text:p text:style-name="P33"/>
      <text:p text:style-name="P60"/>
      <text:p text:style-name="P61"><text:soft-page-break/></text:p>
      <text:p text:style-name="P61"><text:tab/><text:tab/><text:tab/><text:tab/><text:tab/><text:tab/><text:tab/><text:tab/><text:tab/><text:tab/><text:span text:style-name="T37">Date : 22.12.2023</text:span></text:p>
      <text:p text:style-name="P7"/>
      <text:p text:style-name="P47"><text:span text:style-name="Strong_20_Emphasis">UNDERTAKING</text:span></text:p>
      <text:p text:style-name="P47"><text:span text:style-name="Strong_20_Emphasis"/></text:p>
      <text:p text:style-name="P8">This Undertaking is made and entered into on <text:span text:style-name="T13">22</text:span><text:span text:style-name="T2">nd</text:span><text:span text:style-name="T13"> December 2023</text:span><text:span text:style-name="T12">,</text:span> by and between <text:span text:style-name="T13">M</text:span><text:span text:style-name="T16">r</text:span><text:span text:style-name="T13">. </text:span><text:span text:style-name="T16">Vishant Kumar</text:span><text:span text:style-name="T1"> R/o </text:span><text:span text:style-name="T39">H.No. 8/1079 Street No. 04, </text:span><text:span text:style-name="T38">Adarsh Nagar, <text:s/>Modinagar, </text:span><text:span text:style-name="T40">Ghaziabad – 201204, Uttar Pradesh, </text:span>hereinafter referred to as the "<text:span text:style-name="T12">Employee</text:span>," and “<text:span text:style-name="T13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8"><text:span text:style-name="Strong_20_Emphasis">WHEREAS</text:span>, the Employee <text:span text:style-name="T1">was</text:span> employed by the Company in the position of <text:span text:style-name="T16">Marketing Research <text:s/>Analyst</text:span><text:span text:style-name="T12">;</text:span></text:p>
      <text:p text:style-name="P8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8"><text:span text:style-name="Strong_20_Emphasis">NOW, THEREFORE</text:span>, in consideration of the employment and the mutual covenants contained herein, the Employee agrees to the following:</text:p>
      <text:list xml:id="list164313302411256" text:continue-numbering="true" text:style-name="L1">
        <text:list-item>
          <text:p text:style-name="P88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88"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88"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item>
      </text:list>
      <text:p text:style-name="P8"><text:span text:style-name="Strong_20_Emphasis">DAMAGES CLAUSE</text:span></text:p>
      <text:p text:style-name="P62">In the event of a breach of any of the above terms and conditions, the Employee agrees to pay a sum of Rs. 10 Lakh (Rupees Ten Lakh only) to the Company as liquidated damages, <text:span text:style-name="T45">as a compensation</text:span>.</text:p>
      <text:p text:style-name="P8"><text:span text:style-name="Strong_20_Emphasis">GOVERNING LAW</text:span></text:p>
      <text:p text:style-name="P8">This Undertaking shall be governed by and construed in accordance with the laws of <text:span text:style-name="T37">Delhi High Court </text:span>Jurisdiction.</text:p>
      <text:p text:style-name="P8"><text:span text:style-name="Strong_20_Emphasis">IN WITNESS WHEREOF</text:span>, the Employee has executed this Undertaking as of the date first above written.</text:p>
      <text:p text:style-name="P8"/>
      <text:p text:style-name="P34">(<text:span text:style-name="T47">VISHANT KUMR)</text:span></text:p>
      <text:p text:style-name="P34"/>
      <text:p text:style-name="P34"/>
      <text:p text:style-name="P63"><text:soft-page-break/></text:p>
      <text:p text:style-name="P63"><text:tab/><text:tab/><text:tab/><text:tab/><text:tab/><text:tab/><text:tab/><text:tab/><text:tab/><text:tab/><text:span text:style-name="T37">Date : 22.12.2023</text:span></text:p>
      <text:p text:style-name="P9"/>
      <text:p text:style-name="P48"><text:span text:style-name="Strong_20_Emphasis">UNDERTAKING</text:span></text:p>
      <text:p text:style-name="P48"><text:span text:style-name="Strong_20_Emphasis"/></text:p>
      <text:p text:style-name="P11">This Undertaking is made and entered into on <text:span text:style-name="T17">30</text:span><text:span text:style-name="T3">th</text:span><text:span text:style-name="T17"> </text:span><text:span text:style-name="T13">December 2023</text:span><text:span text:style-name="T12">,</text:span> by and between <text:span text:style-name="T13">M</text:span><text:span text:style-name="T17">s</text:span><text:span text:style-name="T13"> </text:span><text:span text:style-name="T17">Arti </text:span><text:span text:style-name="T1">R/o </text:span><text:span text:style-name="T39">H.No. </text:span>RZF-478/17, BahloL Pur Market, <text:span text:style-name="T39">Sector – 63, Noida 201301</text:span><text:span text:style-name="T40">, Uttar Pradesh, </text:span>hereinafter referred to as the "<text:span text:style-name="T12">Employee</text:span>," and “<text:span text:style-name="T13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10"><text:span text:style-name="Strong_20_Emphasis">WHEREAS</text:span>, the Employee <text:span text:style-name="T1">was</text:span> employed by the Company in the position of <text:span text:style-name="T16">Marketing Research <text:s/>Analyst</text:span><text:span text:style-name="T12">;</text:span></text:p>
      <text:p text:style-name="P10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0"><text:span text:style-name="Strong_20_Emphasis">NOW, THEREFORE</text:span>, in consideration of the employment and the mutual covenants contained herein, the Employee agrees to the following:</text:p>
      <text:list xml:id="list164313186024616" text:continue-numbering="true" text:style-name="L1">
        <text:list-item>
          <text:p text:style-name="P89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89"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89"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item>
      </text:list>
      <text:p text:style-name="P10"><text:span text:style-name="Strong_20_Emphasis">DAMAGES CLAUSE</text:span></text:p>
      <text:p text:style-name="P64">In the event of a breach of any of the above terms and conditions, the Employee agrees to pay a sum of Rs. 10 Lakh (Rupees Ten Lakh only) to the Company as liquidated damages, <text:span text:style-name="T45">as a compensation</text:span>.</text:p>
      <text:p text:style-name="P10"><text:span text:style-name="Strong_20_Emphasis">GOVERNING LAW</text:span></text:p>
      <text:p text:style-name="P10">This Undertaking shall be governed by and construed in accordance with the laws of <text:span text:style-name="T37">Delhi High Court </text:span>Jurisdiction.</text:p>
      <text:p text:style-name="P10"><text:span text:style-name="Strong_20_Emphasis">IN WITNESS WHEREOF</text:span>, the Employee has executed this Undertaking as of the date first above written.</text:p>
      <text:p text:style-name="P10"/>
      <text:p text:style-name="P35">( <text:span text:style-name="T48">ARTI ) </text:span></text:p>
      <text:p text:style-name="P35"/>
      <text:p text:style-name="P35"/>
      <text:p text:style-name="P65"><text:soft-page-break/></text:p>
      <text:p text:style-name="P65"/>
      <text:p text:style-name="P65"><text:tab/><text:tab/><text:tab/><text:tab/><text:tab/><text:tab/><text:tab/><text:tab/><text:tab/><text:tab/><text:span text:style-name="T37">Date : 2</text:span><text:span text:style-name="T49">5</text:span><text:span text:style-name="T37">.</text:span><text:span text:style-name="T49">01</text:span><text:span text:style-name="T37">.202</text:span><text:span text:style-name="T49">4</text:span></text:p>
      <text:p text:style-name="P12"/>
      <text:p text:style-name="P49"><text:span text:style-name="Strong_20_Emphasis">UNDERTAKING</text:span></text:p>
      <text:p text:style-name="P49"><text:span text:style-name="Strong_20_Emphasis"/></text:p>
      <text:p text:style-name="P13">This Undertaking is made and entered into on<text:span text:style-name="T12"> </text:span><text:span text:style-name="T18">25</text:span><text:span text:style-name="T4">th</text:span><text:span text:style-name="T18"> January </text:span><text:span text:style-name="T13">202</text:span><text:span text:style-name="T18">4</text:span><text:span text:style-name="T12">,</text:span> by and between <text:span text:style-name="T13">Ms. </text:span><text:span text:style-name="T18">Monika Devi </text:span><text:span text:style-name="T38">D/o Sh. Rakesh Kumar, Village-Baghed (34/104), PO-Mangnoti, </text:span><text:span text:style-name="T50">Dist. Hamirpur, HP </text:span><text:span text:style-name="T33">- </text:span><text:span text:style-name="T50">176040</text:span><text:span text:style-name="T40">,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13"><text:span text:style-name="Strong_20_Emphasis">WHEREAS</text:span>, the Employee <text:span text:style-name="T1">was</text:span> employed by the Company in the position of <text:span text:style-name="T18">Program Coordinator</text:span>;</text:p>
      <text:p text:style-name="P13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3"><text:span text:style-name="Strong_20_Emphasis">NOW, THEREFORE</text:span>, in consideration of the employment and the mutual covenants contained herein, the Employee agrees to the following:</text:p>
      <text:list xml:id="list164313637056933" text:continue-numbering="true" text:style-name="L1">
        <text:list-item>
          <text:p text:style-name="P90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90"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90"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item>
      </text:list>
      <text:p text:style-name="P13"><text:span text:style-name="Strong_20_Emphasis">DAMAGES CLAUSE</text:span></text:p>
      <text:p text:style-name="P66">In the event of a breach of any of the above terms and conditions, the Employee agrees to pay a sum of Rs. 10 Lakh (Rupees Ten Lakh only) to the Company as liquidated damages, <text:span text:style-name="T45">as a compensation</text:span>.</text:p>
      <text:p text:style-name="P13"><text:span text:style-name="Strong_20_Emphasis">GOVERNING LAW</text:span></text:p>
      <text:p text:style-name="P13">This Undertaking shall be governed by and construed in accordance with the laws of <text:span text:style-name="T37">Delhi High Court </text:span>Jurisdiction.</text:p>
      <text:p text:style-name="P13"><text:span text:style-name="Strong_20_Emphasis">IN WITNESS WHEREOF</text:span>, the Employee has executed this Undertaking as of the date first above written.</text:p>
      <text:p text:style-name="P13"/>
      <text:p text:style-name="P36">(<text:span text:style-name="T49">MONIKA DEVI</text:span>)</text:p>
      <text:p text:style-name="P36"/>
      <text:p text:style-name="P36"/>
      <text:p text:style-name="P67"><text:soft-page-break/></text:p>
      <text:p text:style-name="P67"><text:tab/><text:tab/><text:tab/><text:tab/><text:tab/><text:tab/><text:tab/><text:tab/><text:tab/><text:tab/><text:span text:style-name="T37">Date : </text:span><text:span text:style-name="T57">18</text:span><text:span text:style-name="T37">.</text:span><text:span text:style-name="T49">0</text:span><text:span text:style-name="T57">5</text:span><text:span text:style-name="T37">.202</text:span><text:span text:style-name="T49">4</text:span></text:p>
      <text:p text:style-name="P14"/>
      <text:p text:style-name="P50"><text:span text:style-name="Strong_20_Emphasis">UNDERTAKING</text:span></text:p>
      <text:p text:style-name="P15">This Undertaking is made and entered into on<text:span text:style-name="T12"> </text:span><text:span text:style-name="T19">18</text:span><text:span text:style-name="T5">th</text:span><text:span text:style-name="T19"> May </text:span><text:span text:style-name="T13">202</text:span><text:span text:style-name="T18">4</text:span><text:span text:style-name="T12">,</text:span> by and between <text:span text:style-name="T13">Ms. </text:span><text:span text:style-name="T19">Tanya Jamwal </text:span><text:span text:style-name="T38">D/o J.S. Jamwal, H.No. 151, Pocket 1, </text:span><text:span text:style-name="T34">Sector – 23, Rohini, New Delhi – 110085,</text:span><text:span text:style-name="T40">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15"><text:span text:style-name="Strong_20_Emphasis">WHEREAS</text:span>, the Employee <text:span text:style-name="T1">was</text:span> employed by the Company in the position of <text:span text:style-name="T18">Program </text:span><text:span text:style-name="T19">Manager</text:span>;</text:p>
      <text:p text:style-name="P15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6"><text:span text:style-name="Strong_20_Emphasis">NOW, THEREFORE</text:span>, in consideration of the employment and the mutual covenants contained herein, the Employee agrees to the following:</text:p>
      <text:p text:style-name="P16"><text:span text:style-name="Strong_20_Emphasis"><text:span text:style-name="T58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64313708957502" text:continue-numbering="true" text:style-name="L1">
        <text:list-header>
          <text:p text:style-name="P91"><text:span text:style-name="Strong_20_Emphasis"><text:span text:style-name="T58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91"><text:span text:style-name="Strong_20_Emphasis"><text:span text:style-name="T58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15"><text:span text:style-name="Strong_20_Emphasis">DAMAGES CLAUSE</text:span></text:p>
      <text:p text:style-name="P68">In the event of a breach of any of the above terms and conditions, the Employee agrees to pay a sum of Rs. 10 Lakh (Rupees Ten Lakh only) to the Company as liquidated damages, <text:span text:style-name="T45">as a compensation</text:span>.</text:p>
      <text:p text:style-name="P15"><text:span text:style-name="Strong_20_Emphasis">GOVERNING LAW</text:span></text:p>
      <text:p text:style-name="P15">This Undertaking shall be governed by and construed in accordance with the laws of <text:span text:style-name="T37">Delhi High Court </text:span>Jurisdiction.</text:p>
      <text:p text:style-name="P15"><text:span text:style-name="Strong_20_Emphasis">IN WITNESS WHEREOF</text:span>, the Employee has executed this Undertaking as of the date first above written.</text:p>
      <text:p text:style-name="P15"/>
      <text:p text:style-name="P37">(<text:span text:style-name="T58">TANYA JAMWAL</text:span>)</text:p>
      <text:p text:style-name="P37"/>
      <text:p text:style-name="P37"/>
      <text:p text:style-name="P37"/>
      <text:p text:style-name="P69"/>
      <text:p text:style-name="P69"><text:soft-page-break/></text:p>
      <text:p text:style-name="P69"/>
      <text:p text:style-name="P69"><text:tab/><text:tab/><text:tab/><text:tab/><text:tab/><text:tab/><text:tab/><text:tab/><text:tab/><text:tab/><text:span text:style-name="T37">Date : </text:span><text:span text:style-name="T59">20</text:span><text:span text:style-name="T37">.</text:span><text:span text:style-name="T49">0</text:span><text:span text:style-name="T57">5</text:span><text:span text:style-name="T37">.202</text:span><text:span text:style-name="T49">4</text:span></text:p>
      <text:p text:style-name="P17"/>
      <text:p text:style-name="P51"><text:span text:style-name="Strong_20_Emphasis">UNDERTAKING</text:span></text:p>
      <text:p text:style-name="P19">This Undertaking is made and entered into on<text:span text:style-name="T12"> </text:span><text:span text:style-name="T20">20</text:span><text:span text:style-name="T5">th</text:span><text:span text:style-name="T19"> May </text:span><text:span text:style-name="T13">202</text:span><text:span text:style-name="T18">4</text:span><text:span text:style-name="T12">,</text:span> by and between <text:span text:style-name="T13">Ms. </text:span><text:span text:style-name="T20">Aakash Kumar Singh </text:span><text:span text:style-name="T19"><text:s/></text:span><text:span text:style-name="T53">S</text:span><text:span text:style-name="T20">/</text:span><text:span text:style-name="T38">D/o </text:span><text:span text:style-name="T41">Neeraj Kumar Singh</text:span><text:span text:style-name="T38">, H.No. 210, Gandhi Road, Shakti Nagar, Chandausi, Sambhal, Uttar Pradesh 202412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18"><text:span text:style-name="Strong_20_Emphasis">WHEREAS</text:span>, the Employee <text:span text:style-name="T1">was</text:span> employed by the Company in the position of <text:span text:style-name="T20">Senior Executive Marketing</text:span><text:span text:style-name="T12">;</text:span></text:p>
      <text:p text:style-name="P18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8"><text:span text:style-name="Strong_20_Emphasis">NOW, THEREFORE</text:span>, in consideration of the employment and the mutual covenants contained herein, the Employee agrees to the following:</text:p>
      <text:p text:style-name="P18"><text:span text:style-name="Strong_20_Emphasis"><text:span text:style-name="T58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64312503060400" text:continue-numbering="true" text:style-name="L1">
        <text:list-header>
          <text:p text:style-name="P92"><text:span text:style-name="Strong_20_Emphasis"><text:span text:style-name="T58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92"><text:span text:style-name="Strong_20_Emphasis"><text:span text:style-name="T58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18"><text:span text:style-name="Strong_20_Emphasis">DAMAGES CLAUSE</text:span></text:p>
      <text:p text:style-name="P70">In the event of a breach of any of the above terms and conditions, the Employee agrees to pay a sum of Rs. 10 Lakh (Rupees Ten Lakh only) to the Company as liquidated damages, <text:span text:style-name="T45">as a compensation</text:span>.</text:p>
      <text:p text:style-name="P18"><text:span text:style-name="Strong_20_Emphasis">GOVERNING LAW</text:span></text:p>
      <text:p text:style-name="P18">This Undertaking shall be governed by and construed in accordance with the laws of <text:span text:style-name="T37">Delhi High Court </text:span>Jurisdiction.</text:p>
      <text:p text:style-name="P18"><text:span text:style-name="Strong_20_Emphasis">IN WITNESS WHEREOF</text:span>, the Employee has executed this Undertaking as of the date first above written.</text:p>
      <text:p text:style-name="P18"/>
      <text:p text:style-name="P38">(<text:span text:style-name="T59">AAKASH KUMAR SINGH</text:span>)</text:p>
      <text:p text:style-name="P38"/>
      <text:p text:style-name="P37"/>
      <text:p text:style-name="P75"><text:span text:style-name="T37">Date : </text:span><text:span text:style-name="T65">30</text:span><text:span text:style-name="T37">.</text:span><text:span text:style-name="T49">0</text:span><text:span text:style-name="T65">8</text:span><text:span text:style-name="T37">.202</text:span><text:span text:style-name="T65">5</text:span></text:p>
      <text:p text:style-name="P23"><text:soft-page-break/></text:p>
      <text:p text:style-name="P54"><text:span text:style-name="Strong_20_Emphasis">UNDERTAKING</text:span></text:p>
      <text:p text:style-name="P24">This Undertaking is made and entered into on<text:span text:style-name="T12"> </text:span><text:span text:style-name="T25">30</text:span><text:span text:style-name="T5">th</text:span><text:span text:style-name="T19"> </text:span><text:span text:style-name="T25">Aug</text:span><text:span text:style-name="T19"> </text:span><text:span text:style-name="T13">202</text:span><text:span text:style-name="T25">5</text:span><text:span text:style-name="T12">,</text:span> by and between <text:span text:style-name="T13">Ms. </text:span><text:span text:style-name="T25">Aditi chauhan</text:span><text:span text:style-name="T20"> <text:s/></text:span><text:span text:style-name="T19"><text:s/></text:span><text:span text:style-name="T53">S</text:span><text:span text:style-name="T20">/</text:span><text:span text:style-name="T38">D/o </text:span><text:span text:style-name="T43">Adesh Chauhan 103/b Somdutt Vihar, Garh Road Meerut U.P 250004</text:span><text:span text:style-name="T38">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24"><text:span text:style-name="Strong_20_Emphasis">WHEREAS</text:span>, the Employee <text:span text:style-name="T1">was</text:span> employed by the Company in the position of <text:span text:style-name="T26">Commissioning Editor</text:span><text:span text:style-name="T20"> </text:span><text:span text:style-name="T26">(Publication)</text:span><text:span text:style-name="T12">;</text:span></text:p>
      <text:p text:style-name="P24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4"><text:span text:style-name="Strong_20_Emphasis">NOW, THEREFORE</text:span>, in consideration of the employment and the mutual covenants contained herein, the Employee agrees to the following:</text:p>
      <text:p text:style-name="P24"><text:span text:style-name="Strong_20_Emphasis"><text:span text:style-name="T58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64312796085430" text:continue-numbering="true" text:style-name="L1">
        <text:list-header>
          <text:p text:style-name="P93"><text:span text:style-name="Strong_20_Emphasis"><text:span text:style-name="T58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93"><text:span text:style-name="Strong_20_Emphasis"><text:span text:style-name="T58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24"><text:span text:style-name="Strong_20_Emphasis">DAMAGES CLAUSE</text:span></text:p>
      <text:p text:style-name="P76">In the event of a breach of any of the above terms and conditions, the Employee agrees to pay a sum of Rs. 10 Lakh (Rupees Ten Lakh only) to the Company as liquidated damages, <text:span text:style-name="T45">as a compensation</text:span>.</text:p>
      <text:p text:style-name="P24"><text:span text:style-name="Strong_20_Emphasis">GOVERNING LAW</text:span></text:p>
      <text:p text:style-name="P24">This Undertaking shall be governed by and construed in accordance with the laws of <text:span text:style-name="T37">Delhi High Court </text:span>Jurisdiction.</text:p>
      <text:p text:style-name="P24"><text:span text:style-name="Strong_20_Emphasis">IN WITNESS WHEREOF</text:span>, the Employee has executed this Undertaking as of the date first above written.</text:p>
      <text:p text:style-name="P24"/>
      <text:p text:style-name="P41">(<text:span text:style-name="T13">Ms. </text:span><text:span text:style-name="T25">Aditi chauhan</text:span><text:span text:style-name="T20"> </text:span>)</text:p>
      <text:p text:style-name="P41"/>
      <text:p text:style-name="P41"/>
      <text:p text:style-name="P41"/>
      <text:p text:style-name="P41"/>
      <text:p text:style-name="P77"><text:soft-page-break/><text:span text:style-name="T37">Date : </text:span><text:span text:style-name="T66">03</text:span><text:span text:style-name="T37">.</text:span><text:span text:style-name="T66">10</text:span><text:span text:style-name="T37">.202</text:span><text:span text:style-name="T65">5</text:span></text:p>
      <text:p text:style-name="P25"/>
      <text:p text:style-name="P55"><text:span text:style-name="Strong_20_Emphasis">UNDERTAKING</text:span></text:p>
      <text:p text:style-name="P26">This Undertaking is made and entered into on<text:span text:style-name="T12"> </text:span><text:span text:style-name="T28">03</text:span><text:span text:style-name="T9">rd</text:span><text:span text:style-name="T19"> </text:span><text:span text:style-name="T28">Oct</text:span><text:span text:style-name="T19"> </text:span><text:span text:style-name="T13">202</text:span><text:span text:style-name="T25">5</text:span><text:span text:style-name="T12">,</text:span> by and between <text:span text:style-name="T13">Ms. </text:span><text:span text:style-name="T27">Arshita Jindal</text:span><text:span text:style-name="T19"> </text:span><text:span text:style-name="T53">S</text:span><text:span text:style-name="T20">/</text:span><text:span text:style-name="T38">D/o </text:span><text:span text:style-name="T44">Sanjeev Jindal</text:span><text:span text:style-name="T43"> </text:span><text:span text:style-name="T44">637 New Govindpuri, Kanker khera</text:span><text:span text:style-name="T38"> , </text:span><text:span text:style-name="T44">Meerut- 250001 </text:span>hereinafter referred to as the "Employee," and “<text:span text:style-name="T27">IT Break Com Pvt Ltd</text:span><text:span text:style-name="T1">”</text:span> a having its registered office at <text:span text:style-name="T66">40 National Park, LGF, Lajpat Nagar IV,New Delhi-110021,</text:span>, hereinafter referred to as the "Company."</text:p>
      <text:p text:style-name="P26"><text:span text:style-name="Strong_20_Emphasis">WHEREAS</text:span>, the Employee <text:span text:style-name="T1">was</text:span> employed by the Company in the position of <text:span text:style-name="T27">Program Coordinator</text:span><text:span text:style-name="T20"> </text:span><text:span text:style-name="T12">;</text:span></text:p>
      <text:p text:style-name="P26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 <text:span text:style-name="T66">of ICDR</text:span>;</text:p>
      <text:p text:style-name="P26"><text:span text:style-name="Strong_20_Emphasis">NOW, THEREFORE</text:span>, in consideration of the employment and the mutual covenants contained herein, the Employee agrees to the following:</text:p>
      <text:p text:style-name="P26"><text:span text:style-name="Strong_20_Emphasis"><text:span text:style-name="T58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64312531588445" text:continue-numbering="true" text:style-name="L1">
        <text:list-header>
          <text:p text:style-name="P94"><text:span text:style-name="Strong_20_Emphasis"><text:span text:style-name="T58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94"><text:span text:style-name="Strong_20_Emphasis"><text:span text:style-name="T58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26"><text:span text:style-name="Strong_20_Emphasis">DAMAGES CLAUSE</text:span></text:p>
      <text:p text:style-name="P78">In the event of a breach of any of the above terms and conditions, the Employee agrees to pay a sum of Rs. 10 Lakh (Rupees Ten Lakh only) to the Company as liquidated damages, <text:span text:style-name="T45">as a compensation</text:span>.</text:p>
      <text:p text:style-name="P26"><text:span text:style-name="Strong_20_Emphasis">GOVERNING LAW</text:span></text:p>
      <text:p text:style-name="P26">This Undertaking shall be governed by and construed in accordance with the laws of <text:span text:style-name="T37">Delhi High Court </text:span>Jurisdiction.</text:p>
      <text:p text:style-name="P26"><text:span text:style-name="Strong_20_Emphasis">IN WITNESS WHEREOF</text:span>, the Employee has executed this Undertaking as of the date first above written.</text:p>
      <text:p text:style-name="P26"/>
      <text:p text:style-name="P42">(<text:span text:style-name="T13">Ms. </text:span><text:span text:style-name="T27">Arshita Jindal</text:span><text:span text:style-name="T20"> </text:span>)</text:p>
      <text:p text:style-name="P42"/>
      <text:p text:style-name="P42"/>
      <text:p text:style-name="P42"/>
      <text:p text:style-name="P42"/>
      <text:p text:style-name="P79"><text:soft-page-break/><text:span text:style-name="T37">Date : </text:span><text:span text:style-name="T67">18</text:span><text:span text:style-name="T37">.</text:span><text:span text:style-name="T67">10</text:span><text:span text:style-name="T37">.202</text:span><text:span text:style-name="T64">5</text:span></text:p>
      <text:p text:style-name="P27"/>
      <text:p text:style-name="P56"><text:span text:style-name="Strong_20_Emphasis">UNDERTAKING</text:span></text:p>
      <text:p text:style-name="P28">This Undertaking is made and entered into on<text:span text:style-name="T12"> </text:span><text:span text:style-name="T29">18</text:span><text:span text:style-name="T8">th</text:span><text:span text:style-name="T24"> </text:span><text:span text:style-name="T29">Oct.</text:span><text:span text:style-name="T23"> </text:span><text:span text:style-name="T13">202</text:span><text:span text:style-name="T24">5</text:span><text:span text:style-name="T12">,</text:span> by and between <text:span text:style-name="T54">Ms. Payal</text:span><text:span text:style-name="T55"> </text:span><text:span text:style-name="T52">D/O</text:span><text:span text:style-name="T36"> </text:span><text:span text:style-name="T52">Niramal kumar Singh, C-240 Mahesh Park, New Colony, Modinagar- 201204 U.P</text:span><text:span text:style-name="T38"> </text:span>hereinafter referred to as the "Employee," and “<text:span text:style-name="T24">REINSTE NANO VENTURES PVT LTD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28"><text:span text:style-name="Strong_20_Emphasis">WHEREAS</text:span>, the Employee <text:span text:style-name="T1">was</text:span> employed by the Company in the position of <text:span text:style-name="T29">Commissioning Editor</text:span><text:span text:style-name="T12">;</text:span></text:p>
      <text:p text:style-name="P28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8"><text:span text:style-name="Strong_20_Emphasis">NOW, THEREFORE</text:span>, in consideration of the employment and the mutual covenants contained herein, the Employee agrees to the following:</text:p>
      <text:p text:style-name="P28"><text:span text:style-name="Strong_20_Emphasis"><text:span text:style-name="T58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64312760173970" text:continue-numbering="true" text:style-name="L1">
        <text:list-header>
          <text:p text:style-name="P95"><text:span text:style-name="Strong_20_Emphasis"><text:span text:style-name="T58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95"><text:span text:style-name="Strong_20_Emphasis"><text:span text:style-name="T58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28"><text:span text:style-name="Strong_20_Emphasis">DAMAGES CLAUSE</text:span></text:p>
      <text:p text:style-name="P80">In the event of a breach of any of the above terms and conditions, the Employee agrees to pay a sum of Rs. 10 Lakh (Rupees Ten Lakh only) to the Company as liquidated damages, <text:span text:style-name="T45">as a compensation</text:span>.</text:p>
      <text:p text:style-name="P28"><text:span text:style-name="Strong_20_Emphasis">GOVERNING LAW</text:span></text:p>
      <text:p text:style-name="P28">This Undertaking shall be governed by and construed in accordance with the laws of <text:span text:style-name="T37">Delhi High Court </text:span>Jurisdiction.</text:p>
      <text:p text:style-name="P28"><text:span text:style-name="Strong_20_Emphasis">IN WITNESS WHEREOF</text:span>, the Employee has executed this Undertaking as of the date first above written.</text:p>
      <text:p text:style-name="P28"/>
      <text:p text:style-name="P43">(<text:span text:style-name="T54">Ms. Payal</text:span><text:span text:style-name="T63">)</text:span></text:p>
      <text:p text:style-name="P43"/>
      <text:p text:style-name="P43"/>
      <text:p text:style-name="P43"/>
      <text:p text:style-name="P43"/>
      <text:p text:style-name="P81"><text:soft-page-break/></text:p>
      <text:p text:style-name="P81"/>
      <text:p text:style-name="P81"/>
      <text:p text:style-name="P81"/>
      <text:p text:style-name="P81"><text:span text:style-name="T37">Date : </text:span><text:span text:style-name="T68">30</text:span><text:span text:style-name="T37">.</text:span><text:span text:style-name="T67">10</text:span><text:span text:style-name="T37">.202</text:span><text:span text:style-name="T64">5</text:span></text:p>
      <text:p text:style-name="P29"/>
      <text:p text:style-name="P57"><text:span text:style-name="Strong_20_Emphasis">UNDERTAKING</text:span></text:p>
      <text:p text:style-name="P31">This Undertaking is made and entered into on<text:span text:style-name="T12"> </text:span><text:span text:style-name="T30">30</text:span><text:span text:style-name="T10">th</text:span><text:span text:style-name="T29">Oct.</text:span><text:span text:style-name="T23"> </text:span><text:span text:style-name="T13">202</text:span><text:span text:style-name="T24">5</text:span><text:span text:style-name="T12">,</text:span> by and between <text:span text:style-name="T70">Ms. Deepali Maurya</text:span></text:p>
      <text:p text:style-name="P83"><text:span text:style-name="T70">Wednesday Market, Prem Vihar, Near SMS Public School, </text:span><text:span text:style-name="T71">Khoda Colony, Ghaziabad, Uttar Pradesh, India</text:span><text:span text:style-name="T38"> </text:span>hereinafter referred to as the "Employee," and “<text:span text:style-name="T30">Dhruv Infosystems Pvt. Ltd.</text:span><text:span text:style-name="T1">”</text:span> a having its registered office at <text:span text:style-name="T68">A-118 Second Floor Sector 63 Noida -201301</text:span>, hereinafter referred to as the "Company."</text:p>
      <text:p text:style-name="P31"><text:span text:style-name="Strong_20_Emphasis">WHEREAS</text:span>, the Employee <text:span text:style-name="T1">was</text:span> employed by the Company in the position of <text:span text:style-name="T72">Page Layout Designing (Formatting)</text:span><text:span text:style-name="T12">;</text:span></text:p>
      <text:p text:style-name="P30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30"><text:span text:style-name="Strong_20_Emphasis">NOW, THEREFORE</text:span>, in consideration of the employment and the mutual covenants contained herein, the Employee agrees to the following:</text:p>
      <text:p text:style-name="P30"><text:span text:style-name="Strong_20_Emphasis"><text:span text:style-name="T58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64313007094537" text:continue-numbering="true" text:style-name="L1">
        <text:list-header>
          <text:p text:style-name="P96"><text:span text:style-name="Strong_20_Emphasis"><text:span text:style-name="T58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96"><text:span text:style-name="Strong_20_Emphasis"><text:span text:style-name="T58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30"><text:span text:style-name="Strong_20_Emphasis">DAMAGES CLAUSE</text:span></text:p>
      <text:p text:style-name="P82">In the event of a breach of any of the above terms and conditions, the Employee agrees to pay a sum of Rs. 10 Lakh (Rupees Ten Lakh only) to the Company as liquidated damages, <text:span text:style-name="T45">as a compensation</text:span>.</text:p>
      <text:p text:style-name="P30"><text:span text:style-name="Strong_20_Emphasis">GOVERNING LAW</text:span></text:p>
      <text:p text:style-name="P30">This Undertaking shall be governed by and construed in accordance with the laws of <text:span text:style-name="T37">Delhi High Court </text:span>Jurisdiction.</text:p>
      <text:p text:style-name="P30"><text:span text:style-name="Strong_20_Emphasis">IN WITNESS WHEREOF</text:span>, the Employee has executed this Undertaking as of the date first above written.</text:p>
      <text:p text:style-name="P30"/>
      <text:p text:style-name="P44">(<text:span text:style-name="T69">Ms. Deepali Maurya</text:span><text:span text:style-name="T63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mbus Roman" svg:font-family="'Nimbus Roman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0T16:18:17.673356059</meta:creation-date>
    <dc:date>2025-12-01T16:42:57.314000000</dc:date>
    <meta:editing-duration>PT2H32M16S</meta:editing-duration>
    <meta:editing-cycles>37</meta:editing-cycles>
    <meta:generator>LibreOffice/7.2.1.2$Windows_X86_64 LibreOffice_project/87b77fad49947c1441b67c559c339af8f3517e22</meta:generator>
    <meta:print-date>2025-12-01T16:40:39.289000000</meta:print-date>
    <meta:document-statistic meta:table-count="0" meta:image-count="0" meta:object-count="0" meta:page-count="13" meta:paragraph-count="196" meta:word-count="4089" meta:character-count="26360" meta:non-whitespace-character-count="22340"/>
  </office:meta>
</office:document-meta>
</file>